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2e9337" officeooo:paragraph-rsid="001f0770"/>
    </style:style>
    <style:style style:name="P2" style:family="paragraph" style:parent-style-name="Standard">
      <style:text-properties officeooo:rsid="002e9337" officeooo:paragraph-rsid="002e9337"/>
    </style:style>
    <style:style style:name="P3" style:family="paragraph" style:parent-style-name="Standard">
      <style:text-properties officeooo:rsid="002e9337" officeooo:paragraph-rsid="00306dc4"/>
    </style:style>
    <style:style style:name="P4" style:family="paragraph" style:parent-style-name="Standard">
      <style:text-properties officeooo:rsid="003298ef" officeooo:paragraph-rsid="003298ef"/>
    </style:style>
    <style:style style:name="P5" style:family="paragraph" style:parent-style-name="Standard">
      <style:text-properties officeooo:rsid="003298ef" officeooo:paragraph-rsid="00306dc4"/>
    </style:style>
    <style:style style:name="P6" style:family="paragraph" style:parent-style-name="Standard">
      <style:text-properties officeooo:rsid="0037150d" officeooo:paragraph-rsid="0037150d"/>
    </style:style>
    <style:style style:name="P7" style:family="paragraph" style:parent-style-name="Standard">
      <style:text-properties officeooo:rsid="003835f9" officeooo:paragraph-rsid="00306dc4"/>
    </style:style>
    <style:style style:name="P8" style:family="paragraph" style:parent-style-name="Standard">
      <style:text-properties officeooo:rsid="003835f9" officeooo:paragraph-rsid="011aaa3a"/>
    </style:style>
    <style:style style:name="P9" style:family="paragraph" style:parent-style-name="Standard">
      <style:text-properties officeooo:rsid="00492e01" officeooo:paragraph-rsid="004d0899"/>
    </style:style>
    <style:style style:name="P10" style:family="paragraph" style:parent-style-name="Standard">
      <style:text-properties officeooo:rsid="004b20a5" officeooo:paragraph-rsid="004d0899"/>
    </style:style>
    <style:style style:name="P11" style:family="paragraph" style:parent-style-name="Standard">
      <style:text-properties officeooo:rsid="007736f0" officeooo:paragraph-rsid="007736f0"/>
    </style:style>
    <style:style style:name="P12" style:family="paragraph" style:parent-style-name="Standard">
      <style:text-properties officeooo:rsid="008899f8" officeooo:paragraph-rsid="008899f8"/>
    </style:style>
    <style:style style:name="P13" style:family="paragraph" style:parent-style-name="Standard">
      <style:text-properties officeooo:rsid="005679a2" officeooo:paragraph-rsid="00a78117"/>
    </style:style>
    <style:style style:name="P14" style:family="paragraph" style:parent-style-name="Standard">
      <style:text-properties officeooo:paragraph-rsid="00bfbaa9"/>
    </style:style>
    <style:style style:name="P15" style:family="paragraph" style:parent-style-name="Standard">
      <style:text-properties officeooo:paragraph-rsid="00c869c0"/>
    </style:style>
    <style:style style:name="P16" style:family="paragraph" style:parent-style-name="Standard">
      <style:text-properties officeooo:paragraph-rsid="00d743e9"/>
    </style:style>
    <style:style style:name="P17" style:family="paragraph" style:parent-style-name="Standard">
      <style:text-properties officeooo:paragraph-rsid="00e98ed0"/>
    </style:style>
    <style:style style:name="P18" style:family="paragraph" style:parent-style-name="Standard">
      <style:text-properties officeooo:rsid="010cc673" officeooo:paragraph-rsid="010a87ca"/>
    </style:style>
    <style:style style:name="P19" style:family="paragraph" style:parent-style-name="Standard">
      <style:text-properties officeooo:rsid="00f4bd65" officeooo:paragraph-rsid="003298ef"/>
    </style:style>
    <style:style style:name="P20" style:family="paragraph" style:parent-style-name="Standard">
      <style:text-properties officeooo:rsid="011f62cd" officeooo:paragraph-rsid="0122f1ef"/>
    </style:style>
    <style:style style:name="P21" style:family="paragraph" style:parent-style-name="Standard">
      <style:text-properties officeooo:rsid="0122f1ef" officeooo:paragraph-rsid="0122f1ef"/>
    </style:style>
    <style:style style:name="P22" style:family="paragraph" style:parent-style-name="Standard">
      <style:text-properties officeooo:rsid="010cb5ce" officeooo:paragraph-rsid="011b9f9e"/>
    </style:style>
    <style:style style:name="P23" style:family="paragraph" style:parent-style-name="Standard">
      <style:text-properties officeooo:rsid="001f0770" officeooo:paragraph-rsid="001f0770"/>
    </style:style>
    <style:style style:name="P24" style:family="paragraph" style:parent-style-name="Standard">
      <style:text-properties officeooo:rsid="011f93cb" officeooo:paragraph-rsid="0122f1ef"/>
    </style:style>
    <style:style style:name="P25" style:family="paragraph" style:parent-style-name="Standard">
      <style:text-properties officeooo:rsid="013bc702" officeooo:paragraph-rsid="013bc702"/>
    </style:style>
    <style:style style:name="P26" style:family="paragraph" style:parent-style-name="Standard">
      <style:text-properties officeooo:rsid="013e7c63" officeooo:paragraph-rsid="013e7c63"/>
    </style:style>
    <style:style style:name="P27" style:family="paragraph" style:parent-style-name="Standard">
      <style:text-properties officeooo:paragraph-rsid="01463d2d"/>
    </style:style>
    <style:style style:name="P28" style:family="paragraph" style:parent-style-name="Standard">
      <style:text-properties officeooo:paragraph-rsid="01527d20"/>
    </style:style>
    <style:style style:name="P29" style:family="paragraph" style:parent-style-name="Standard">
      <style:text-properties officeooo:rsid="015731b9" officeooo:paragraph-rsid="015731b9"/>
    </style:style>
    <style:style style:name="P30" style:family="paragraph" style:parent-style-name="Standard">
      <style:text-properties officeooo:rsid="01611546" officeooo:paragraph-rsid="01611546"/>
    </style:style>
    <style:style style:name="P31" style:family="paragraph" style:parent-style-name="Standard">
      <style:text-properties officeooo:rsid="0174ede7" officeooo:paragraph-rsid="01611546"/>
    </style:style>
    <style:style style:name="P32" style:family="paragraph" style:parent-style-name="Standard">
      <style:text-properties officeooo:rsid="01776421" officeooo:paragraph-rsid="017b1f9a"/>
    </style:style>
    <style:style style:name="P33" style:family="paragraph" style:parent-style-name="Standard">
      <style:text-properties officeooo:paragraph-rsid="018fce84"/>
    </style:style>
    <style:style style:name="P34" style:family="paragraph" style:parent-style-name="Standard">
      <style:text-properties officeooo:rsid="0199fc03" officeooo:paragraph-rsid="01a06708"/>
    </style:style>
    <style:style style:name="P35" style:family="paragraph" style:parent-style-name="Standard">
      <style:text-properties officeooo:paragraph-rsid="01a12c76"/>
    </style:style>
    <style:style style:name="P36" style:family="paragraph" style:parent-style-name="Standard">
      <style:text-properties officeooo:rsid="0177d097" officeooo:paragraph-rsid="017b1f9a"/>
    </style:style>
    <style:style style:name="P37" style:family="paragraph" style:parent-style-name="Standard">
      <style:text-properties officeooo:rsid="019ba35d" officeooo:paragraph-rsid="01a06708"/>
    </style:style>
    <style:style style:name="P38" style:family="paragraph" style:parent-style-name="Standard">
      <style:text-properties officeooo:rsid="003298ef" officeooo:paragraph-rsid="00306dc4"/>
    </style:style>
    <style:style style:name="P39" style:family="paragraph" style:parent-style-name="Standard">
      <style:text-properties officeooo:rsid="003298ef" officeooo:paragraph-rsid="003298ef"/>
    </style:style>
    <style:style style:name="P40" style:family="paragraph" style:parent-style-name="Standard">
      <style:text-properties officeooo:rsid="01b28a00" officeooo:paragraph-rsid="01b28a00"/>
    </style:style>
    <style:style style:name="P41" style:family="paragraph" style:parent-style-name="Heading_20_3">
      <style:text-properties officeooo:rsid="006c2307" officeooo:paragraph-rsid="006c2307"/>
    </style:style>
    <style:style style:name="P42" style:family="paragraph" style:parent-style-name="Heading_20_2">
      <style:text-properties officeooo:rsid="005bdb48" officeooo:paragraph-rsid="005bdb48"/>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style:style style:name="T15" style:family="text">
      <style:text-properties officeooo:rsid="00b27e5c"/>
    </style:style>
    <style:style style:name="T16" style:family="text">
      <style:text-properties officeooo:rsid="00bd848a"/>
    </style:style>
    <style:style style:name="T17" style:family="text">
      <style:text-properties fo:font-weight="normal" style:font-weight-asian="normal" style:font-weight-complex="normal"/>
    </style:style>
    <style:style style:name="T18" style:family="text">
      <style:text-properties fo:font-weight="normal" officeooo:rsid="00bd848a" style:font-weight-asian="normal" style:font-weight-complex="normal"/>
    </style:style>
    <style:style style:name="T19" style:family="text">
      <style:text-properties officeooo:rsid="00bdfd40"/>
    </style:style>
    <style:style style:name="T20" style:family="text">
      <style:text-properties officeooo:rsid="00be6a92"/>
    </style:style>
    <style:style style:name="T21" style:family="text">
      <style:text-properties officeooo:rsid="00c78ba8"/>
    </style:style>
    <style:style style:name="T22" style:family="text">
      <style:text-properties officeooo:rsid="00d3b15f"/>
    </style:style>
    <style:style style:name="T23" style:family="text">
      <style:text-properties officeooo:rsid="00d8f0e2"/>
    </style:style>
    <style:style style:name="T24" style:family="text">
      <style:text-properties officeooo:rsid="00ddc7d8"/>
    </style:style>
    <style:style style:name="T25" style:family="text">
      <style:text-properties officeooo:rsid="00e005c4"/>
    </style:style>
    <style:style style:name="T26" style:family="text">
      <style:text-properties officeooo:rsid="00e24c56"/>
    </style:style>
    <style:style style:name="T27" style:family="text">
      <style:text-properties style:font-name="Arial"/>
    </style:style>
    <style:style style:name="T28" style:family="text">
      <style:text-properties style:font-name="Arial" officeooo:rsid="00e98ed0"/>
    </style:style>
    <style:style style:name="T29" style:family="text">
      <style:text-properties officeooo:rsid="0122f1ef"/>
    </style:style>
    <style:style style:name="T30" style:family="text">
      <style:text-properties officeooo:rsid="012c25cc"/>
    </style:style>
    <style:style style:name="T31" style:family="text">
      <style:text-properties officeooo:rsid="012e19a4"/>
    </style:style>
    <style:style style:name="T32" style:family="text">
      <style:text-properties officeooo:rsid="013909d2"/>
    </style:style>
    <style:style style:name="T33" style:family="text">
      <style:text-properties officeooo:rsid="01398529"/>
    </style:style>
    <style:style style:name="T34" style:family="text">
      <style:text-properties officeooo:rsid="013f5759"/>
    </style:style>
    <style:style style:name="T35" style:family="text">
      <style:text-properties officeooo:rsid="014028cc"/>
    </style:style>
    <style:style style:name="T36" style:family="text">
      <style:text-properties officeooo:rsid="01527d20"/>
    </style:style>
    <style:style style:name="T37" style:family="text">
      <style:text-properties officeooo:rsid="016d11de"/>
    </style:style>
    <style:style style:name="T38" style:family="text">
      <style:text-properties officeooo:rsid="0174ede7"/>
    </style:style>
    <style:style style:name="T39" style:family="text">
      <style:text-properties officeooo:rsid="0177d097"/>
    </style:style>
    <style:style style:name="T40" style:family="text">
      <style:text-properties officeooo:rsid="018a3b58"/>
    </style:style>
    <style:style style:name="T41" style:family="text">
      <style:text-properties officeooo:rsid="01913b3c"/>
    </style:style>
    <style:style style:name="T42" style:family="text">
      <style:text-properties officeooo:rsid="019aca56"/>
    </style:style>
    <style:style style:name="T43" style:family="text">
      <style:text-properties officeooo:rsid="019ba35d"/>
    </style:style>
    <style:style style:name="T44" style:family="text">
      <style:text-properties officeooo:rsid="01a0dffe"/>
    </style:style>
    <style:style style:name="T45" style:family="text">
      <style:text-properties officeooo:rsid="01a1241f"/>
    </style:style>
    <style:style style:name="T46" style:family="text">
      <style:text-properties officeooo:rsid="01b8a934"/>
    </style:style>
    <style:style style:name="T47" style:family="text">
      <style:text-properties officeooo:rsid="01cb6f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text:span text:style-name="T31">n</text:span> diesem Kapitel werden die für die Realisierung benötigten Technologien und Methoden beschrieben.</text:p>
      <text:p text:style-name="P1"/>
      <text:p text:style-name="P2">Dazu wird zuerst erklärt, was man unter NoSql versteht und eine kurze Zeitlinie der Entwicklung. Anschließend werden die verschiedenen Arten von NoSql und speziell von <text:span text:style-name="T7">Schlüssel-Wert-Systemen</text:span> beschrieben.</text:p>
      <text:p text:style-name="P2"/>
      <text:p text:style-name="P3">Danach folgt der Vergleich von Memcached, <text:span text:style-name="T15">Redis</text:span> und Voldemort. Dazu werden zuerst die jeweiligen Systeme erläutert. Anschließend folgt der eigentliche Vergleich, dazu werden die jeweiligen Eigenschaften kurz erläutert und danach wie die jeweiligen Systeme dies umsetzen.</text:p>
      <text:p text:style-name="P3"/>
      <text:h text:style-name="Heading_20_2" text:outline-level="2">NoSql</text:h>
      <text:p text:style-name="P7"/>
      <text:p text:style-name="P8">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einem Datenbank-Server zu speichern und diesen vertikal zu skalieren, bis ein neuer Server angeschafft wurde. Mit der Entwicklung der Sozialen-Netzwerke und der zunehmenden Vernetzung von Alltagsgegenständen stieg die erzeugte Datenmenge rapide auf Peta-, Exa-Byte Bereich an. Damit war man gezwungen die Daten auf viele Maschinen zu verteilen. Zu den Anfangszeiten versuchten die relationalen Anbieter dies mit ihrer herkömmlichen Technologie. Allerdings scheiterten sie an den Anforderungen. Denn sie versuchten horizontale Skalierbarkeit, Konsistenz der Knoten und Daten, Datenreplikation, hohe Verfügbarkeit und schnelle Antwortzeiten miteinander zu kombinieren. Dies konnte jedoch nicht aufgrund der Architektur der relationalen Systeme funktionieren. Deshalb wurde nach Alternativen gesucht, den NoSql-Systemen.</text:span></text:p>
      <text:p text:style-name="P8"/>
      <text:p text:style-name="P22">Was sind nun konkret NoSql-System und was bedeutet NoSql eigentlich?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 Allerdings muss man bei NoSql gewisse Einschränkungen machen. NoSql-Systeme verfügen zwar über die Eigenschaften Verfügbarkeit, Konsistenz der Knoten und Partitionstoleranz, jedoch können niemals alle drei Eigenschaften gleichzeitig erfüllt sein, sondern nur zwei. Diese Problematik ist auch unter dem CAP-Theorem bekannt. Deswegen gibt es auch viele verschiedene NoSql-Systeme.</text:p>
      <text:p text:style-name="P18"/>
      <text:h text:style-name="P41" text:outline-level="3">Entwicklungsmeilensteine</text:h>
      <text:p text:style-name="P6"/>
      <text:p text:style-name="P9">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0">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text:span><text:soft-page-break/><text:span text:style-name="T3">seinem Map-/Reduce-Ansatz. Die Idee dabei ist es, eine große Datenmenge in kleinere Pakete aufzuteilen und diese dann unabhängig voneinander zu verarbeiten. Anschließend werden die einzelnen Zwischenergebnisse gesammelt und zu einem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NoSql-Systemen begann im Jahr 2005 mit Systemen wie Neo4j, Redis, Cassandra, … und hält bis heute noch an.</text:span></text:p>
      <text:h text:style-name="Heading_20_3" text:outline-level="3">Arten</text:h>
      <text:p text:style-name="P6"/>
      <text:p text:style-name="P13">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 Die hier untersuchten Systeme gehören alle zu den Schlüssel-Wert-Systemen an.</text:span></text:p>
      <text:h text:style-name="P42" text:outline-level="2">Schlüssel-Wert-Systeme</text:h>
      <text:p text:style-name="P6"/>
      <text:p text:style-name="P11">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Die Schlüssel-Wert-Systeme lassen sich nochmals in verschiedene Gruppen einteilen, wobei jede Gruppe eine Eigenschaft fokussiert.</text:span></text:p>
      <text:h text:style-name="Heading_20_3" text:outline-level="3">Arten</text:h>
      <text:p text:style-name="P6"/>
      <text:p text:style-name="P12">Schlüssel-Wert-System<text:span text:style-name="T14">e</text:span> <text:span text:style-name="T14">lassen in Gruppen einteilen. Dabei hat jede Gruppen eine spezifische Eigenschaft. Diese Einteilung ist aber keineswegs fest, sondern ein System kann durchaus auch mehreren Gruppen angehören, je nachdem wie seine aktuelle Konfiguration ist. Die erste Gruppe sind die RAM-basierten Systeme oder Caches, diese halten ihre gesamten Daten im RAM. Bei der Gruppe der Festplattenspeichersysteme werden die Daten gar nicht oder nur teilweise im RAM gehalten, sondern auf die Festplatte geschrieben. Bei sortierten Schlüssel-Wert-Systemen sind die Schlüssel sortiert in einer Tabelle. Des Weiteren kann man die Systeme nach ihrer Persistenz einordnen, solche Systeme heißen dann Eventual Consistence-Systeme. Das erste zu untersuchende System Memcached ist ein reines Cache-System. Redis ist ein Mischsystem aus Cache und Festplatten-System und Voldemort ist ein Eventual-Consistence-System.</text:span></text:p>
      <text:h text:style-name="Heading_20_3" text:outline-level="3"><text:soft-page-break/>Memcached</text:h>
      <text:p text:style-name="P6"/>
      <text:p text:style-name="P14"><text:span text:style-name="T18">Memcached ist ein NoSql-System und gehört in die Gruppe der Schlüssel-Wert-Systeme und in die Untergruppe der Caches „Free &amp; open source, high-performance, distributed memory object caching system […]“.</text:span><text:span text:style-name="T16"> Memcached wurde im Jahr 2003 von </text:span>Brad Fitzpatrick <text:span text:style-name="T20">bei der Firma Danga Interactive heute Say Media für die Webseite LiveJournal entwickelt. Die aktuelle Version ist die Version 1.5.0. Die ersten Versionen von Memcached waren in Perl geschrieben. Später wurde der Memcached in C neugeschrieben. Der Vorteil von Memcached liegt in der Beschleunigung von Webseiten in dem es Datenbank-, Webservice- und Templateergenbisse zwischenspeichert „[…]</text:span> but intended for use in speeding up dynamic web applications by alleviating database load. Memcached is an in-memory key-value store for small chunks of arbitrary data (strings, objects) from results of database calls, API calls, or page rendering.“<text:span text:style-name="T19"> .</text:span></text:p>
      <text:p text:style-name="P15"><text:span text:style-name="T19">Zunächst läuft auf dem Server bzw. den Servern ein oder mehrere Dienste. Der Zugriff erfolgt dann über eine Bibliothek für die jeweilige Programmiersprache. Sobald Daten geschrieben oder gelesen werden sollen, berechnet die Bibliothek aus einer mathematischen Funktion ein Ergebnis, den Hash-Wert. Dieser Wert legt fest, welcher Server die Anfrage bekommen soll. Dieser verarbeitet dann die Anfrage und gibt entweder die Daten zurück oder berechnet aus den zu speichernden Daten einen weiteren Hash-Wert und speichert die Daten unter diesem ab. „</text:span>Zunächst nimmt die Client-Bibliothek den Schlüssel und errechnet aus ihm mit einer ausgeklügelten, mathematischen Funktion eine Zahl, den so genannten Hashwert. Diese Nummer sagt der Bibliothek, an welchen Memcached-Daemon sie sich wenden muss. Nachdem dieser alle Daten erhalten hat, errechnet er mit einer eigenen Hashfunktion die Speicherstelle, unter der er die Daten schließlich einlagert“<text:span text:style-name="T19">. Memcached hat zwei verschiedene Protokolle, welche zur Kommunikation benutzt werden können Text-Protokoll und Binär-Protokoll. Diese Protokolle machen spezielle Einschränkungen auf den Schlüssel. Die maximale Schlüssellänge ist immer 250 Zeichen lang und die Protokolle definieren, welche Zeichen erlaubt sind als Schlüssel. Als Werte lassen sich einfache Zeichenketten oder Binärdaten ablegen. Dies hat zur Folge, dass Memcached nicht direkt ein Datenbankergebnis speichern kann, sondern dies erst von der Anwendung in eine Struktur gepackt werden muss, welche sich serialisieren lässt. Außerdem muss die Anwendung wissen, was sich für Datentypen hinter den einzelnen Schlüssel verbergen, ob ein einfacher Text hinterlegt ist oder ein serialisiertes Objekt. Die maximale Größe ist dabei standardmäßig 64 MB, dies lässt allerdings konfigurieren. Jedoch sollte die Größe immer kleiner sein als der RAM-Speicher des Memcached-Dienstes mit dem kleinsten zugewiesenen RAM.</text:span></text:p>
      <text:p text:style-name="P6"/>
      <text:h text:style-name="Heading_20_3" text:outline-level="3">Redis</text:h>
      <text:p text:style-name="Standard"/>
      <text:p text:style-name="P16"><text:span text:style-name="T21">Redis ist ebenfalls ein Schlüssel-Wert-System, gehört aber normalerweise in die Untergruppe der Festplatten-Systeme. Redis lässt sich jedoch auch in die Gruppe der Cache-Systeme eintragen, wenn eine bestimmte Konfiguration benutzt wird. Redis wurde im Jahr 2009 von </text:span>Salvatore Sanfilippo <text:span text:style-name="T22">bei Redis Labs entwickelt. Die aktuelle Version ist 4.0.1. Redis ist komplett in C geschrieben. Der Zugriff auf einen Redis-Server erfolgt wie bei Memcached über eine Bibliothek. Allerdings darf bei Redis im Gegensatz zu Memcached nur ein Dienst pro Server laufen. Der wichtigste Unterschied zwischen Redis und Memcached sind die erlaubten Schlüssel und Werte. Wie schon oben erwähnt sind Schlüssel in Memcached immer Zeichenketten mit einer maximalen Länge von 250 Zeichen. Im Gegensatz dazu existiert diese Einschränkung bei Redis nicht. Dort ist es ohne Probleme möglich auch ein Bild als Schlüssel zu verwenden „</text:span>Redis keys are binary safe, this means that you can use any binary sequence as a key, from a string like ‚foo‘ to the content of a JPEG file. The empty string is also a valid key. <text:span text:style-name="T24">[…]</text:span>“<text:span text:style-name="T23">. Der Schlüssel wie auch die Werte dürfen lediglich die 512 MB Grenze nicht überschreiten. Bei </text:span><text:soft-page-break/><text:span text:style-name="T23">den zulässigen Werten unterscheidet sich Redis stark von den anderen Systemen. Während Memcached nur Zeichenketten oder serialisierte Objekte speichern kann ist Redis in der Lage mit Listen, Mengen und Wörterbüchern direkt umzugehen. </text:span></text:p>
      <text:p text:style-name="Standard"/>
      <text:h text:style-name="Heading_20_3" text:outline-level="3">Voldemort</text:h>
      <text:p text:style-name="P5"/>
      <text:p text:style-name="P17"><text:span text:style-name="T25">Voldemort ist ein Schlüssel-Wert-System und gehört in die Untergruppe der Eventuell-Consistence-Systeme und ist eine OpenSource Implementierung von Amazons DynamoDB. Voldemort wurde im Jahr 2009 von </text:span><text:span text:style-name="T27">Jay Kreps </text:span><text:span text:style-name="T28">und</text:span><text:span text:style-name="T27"> Bhupesh Bansal</text:span><text:span text:style-name="T26"> bei LinkedIn entwickelt. Die aktuelle Version ist 1.10.24. Voldemort ist komplett in Java geschrieben. Der große Vorteil von Voldemort liegt in der Verfügbarkeit. Die Idee dabei ist, falls ein Server nicht verfügbar ist und man deswegen nicht auf die Daten zugreifen kann, dass man dann nicht alle Server nach den Daten durchsucht, sondern nur die nächsten. Dafür werden die Server gedanklich zu einem Ring zusammengefügt. Der Zugriff erfolgt wie bei den anderen Systemen über eine Bibliothek. Ähnlich wie bei Memcached kann auch bei Voldemort ein oder mehrere Dienste gleichzeitig laufen. Voldemort macht bei der Wahl der Schlüssel und Werte keine Einschränkung. Es muss lediglich eine Klasse geschrieben werden, die Schlüssel und die Werte serialisieren und de-serialisieren kann.</text:span></text:p>
      <text:p text:style-name="P5"/>
      <text:h text:style-name="Heading_20_2" text:outline-level="2">Ver<text:span text:style-name="T38">teiltes System/Cluster-Bildung</text:span></text:h>
      <text:p text:style-name="Standard"/>
      <text:p text:style-name="P30">NoSql-Systeme sind wie oben schon erwähnt dafür ausgelegt horizontal zu skalieren. Dort werden also eher zusätzliche Server mit weniger Ressourcen angeschafft, als bestehende Server zu erweitern, <text:span text:style-name="T37">um eine gemeinsame Aufgabe zu erfüllen. Solche Systeme werde auch verteilte System oder Cluster genannt. „Ein verteiltes System besteht aus unabhängigen, über ein Rechnernetz kommunizierenden Rechnern, wobei keine zentrale Systemsteuerung existiert und der Verteilungsaspekt für alle Benutzer des Systems möglichst transparent ist“. Wobei der Unterschied zwischen einem verteilten System und einem Cluster nicht klar definiert ist.</text:span></text:p>
      <text:p text:style-name="P31"/>
      <text:p text:style-name="P32">Verteilte System lassen sich in zwei Kommunikations<text:span text:style-name="T39">modelle</text:span> einteilen Client-Server und Peer-To-Peer. <text:s/><text:span text:style-name="T39">Bei Client-Server stellen ein oder mehrere Server einen Dienst bereit und die Clients wollen diesen Dienst nutzen. Dabei haben, die einzelnen Server keine Information über die anderen Server. Eine Sonderform von Client-Server ist das Master-Slave-Prinzip. Master-Slave ist ein Zusammenschluss von mindestens zwei Rechnern. Ein Rechner ist dabei der Master und übernimmt alle Anfragen der Clients entgegen und verteilt diese an seine Slaves. Somit sind die Master nach außen hin Server und nach innen auch Clients und die Slaves sind nur Server.</text:span></text:p>
      <text:p text:style-name="P32"/>
      <text:p text:style-name="P36">Im Gegensatz dazu ist bei Peer-To-Peer die Aufteilung in Client und Server nicht klar, den ein einzelner Rechner kann sowohl Client als auch Server sein. Des Weiteren haben die einzelnen Rechner Informationen über die anderen Rechner. Werden mehrere Master-Slave-Systeme zu einem Peer-To-Peer kombiniert entsteht ein Master-Master-Netz. Die Clients senden die Clients ihre Anfrage an einen beliebigen Master, der die Anfrage entweder selbst beantwortet oder diese weiterleitet.</text:p>
      <text:p text:style-name="P32"/>
      <text:h text:style-name="Heading_20_3" text:outline-level="3">Memcached</text:h>
      <text:p text:style-name="P29"/>
      <text:p text:style-name="P33"><text:soft-page-break/><text:span text:style-name="T40">Memcached ist ein klassisches Client-Server-System. Die Anwendungen, welche über eine Bibliothek auf einen Memcached-Dienst zugreifen sind die Clients und die Memcached-Dienste sind die Server. Die verschiedenen Memcached-Dienste haben dabei keine Information über andere Dienste, sondern nur die Bibliothek hat diese Information „</text:span>The servers understand how store and fetch items. They also manage when to evict or reuse memory. Servers are Disconnected From Each Other Memcached servers are unaware of each other. There is no crosstalk, no syncronization, no broadcasting, no replication.“. <text:span text:style-name="T42">Falls man doch Replikation und andere Funktionen benötigt muss dies die Bibliothek leisten oder andere Bibliothek.</text:span></text:p>
      <text:p text:style-name="P29"/>
      <text:h text:style-name="Heading_20_3" text:outline-level="3">Redis</text:h>
      <text:p text:style-name="P29"/>
      <text:p text:style-name="P34">Redis ist wie Memcached ein klassisches Client-Server-System. Die Anwendungen, welche über eine Bibliothek auf den Redis-Dienst zugreifen sind die Clients und die Memcached-Dienste sind die Server. <text:span text:style-name="T43">Redis lässt sich nun je nach Anforderung konfigurieren. Im einfachsten Fall haben die verschieden Redis-Server keine Informationen über die anderen Server. Hier muss wie bei Memcached die Bibliothek die zusätzliche Funktionalität bereitstellen, wie die Verbindung zu mehrere Redis-Diensten.</text:span></text:p>
      <text:p text:style-name="P34"/>
      <text:p text:style-name="P37">Eine etwas verbesserte Konfiguration ist mehrere Server im Master-Slave-Modus zu betreiben. Dadurch ist sichergestellt, dass sowohl Master als auch die Slaves, die gleichen Daten haben, und eine Datenwiederherstellung möglich ist. Jedoch muss die Bibliothek immer noch den Verbindungsaufbau übernehmen und auch solche Sachen wie, dass nur auf dem Master geschrieben und von den Slaves nur gelesen werden darf. Dies war bis Redis 3.0 die Standardkonfiguration.</text:p>
      <text:p text:style-name="P34"/>
      <text:p text:style-name="P35"><text:span text:style-name="T44">Ab Redis 3.0 ist es möglich einen echten Cluster mit Master-Master-Replikation zu betreiben. Für solch eine Konfiguration werden laut der offiziellen Dokumentation 6-Server benötigt 3-Master mit jeweils 1-Slave „</text:span>Note that the <text:span text:style-name="Strong_20_Emphasis"><text:span text:style-name="T17">minimal</text:span></text:span><text:span text:style-name="Strong_20_Emphasis"> </text:span><text:span text:style-name="Strong_20_Emphasis"><text:span text:style-name="T17">cluster</text:span></text:span> that works as expected requires to contain at least three master nodes. For your first tests it is strongly suggested to start a six nodes cluster with three masters and three slaves.<text:span text:style-name="T45">“.</text:span></text:p>
      <text:p text:style-name="P29"/>
      <text:h text:style-name="Heading_20_3" text:outline-level="3">Voldemort</text:h>
      <text:p text:style-name="P5"/>
      <text:p text:style-name="P40">Voldemort ist im Gegensatz zu den beiden anderen Systemen ein Peer-To-Peer-Netzwerk. Alle beteiligten Server haben die Information, welche anderen Server noch Teil des Clusters sind. <text:span text:style-name="T46">Im Gegensatz zu Memcached und Redis sind bei Voldemort die Server in der Lage, die Daten automatisch zu partitionieren und zu replizieren. Dadurch ist es möglich dynamisch auf geplante und ungeplante Ausfälle zu reagieren. Dabei ist der Punkt zu beachten, dass dies nur für den Initialen-Cluster funktioniert. Wenn sich die Cluster-Struktur ändert, weil ein gänzlich neuer Server hinzugefügt wird, dann funktioniert die automatische Replikation und Partitionierung nicht mehr, sondern die neue Konfiguration muss erst auf alle Knoten neue verteilt werden. Bei Voldemort muss die Bibliothek auch nicht mehr alle Server kennen, sondern es reicht ein Server aus von dem sich die Bibliothek, dann die Cluster-Konfiguration bekommen kann.</text:span></text:p>
      <text:h text:style-name="Heading_20_2" text:outline-level="2">Persistenz</text:h>
      <text:p text:style-name="P19"/>
      <text:p text:style-name="P20"><text:soft-page-break/>Persistenz ist die Eigenschaft Objekte, Daten, logische Verbindungen, … über <text:span text:style-name="T29">die Laufzeit der Anwendung hinaus verfügbar zu machen. Dies ist gerade wichtig, falls es zu einem geplanten oder ungeplanten Ausfall kommt, um die Daten wiederherzustellen.</text:span></text:p>
      <text:p text:style-name="P20"/>
      <text:p text:style-name="P21">Bei einem einzelnen Server ist dies einfach, entweder das System unterstützt Persistenz oder eben nicht. Sobald aber mehr als ein Server im Einsa<text:span text:style-name="T30">tz</text:span> sind wie bei NoSql-Systemen, <text:span text:style-name="T32">wo Server dynamisch hinzugefügt oder entfernt werden können</text:span>, spielt die Architektur des Systems eine Rolle. <text:span text:style-name="T33">Denn dort kann entweder keine Persistenz sein, ein einzelner Server sichert die Daten, einige Server sichern ihre Daten oder alle Server sichern ihre Daten.</text:span></text:p>
      <text:p text:style-name="P24"/>
      <text:p text:style-name="P25">Eng mit dem Begriff der Persistenz verknüpft ist die Konsistenz. Gerade wenn ein Server einen anderen über neue Änderungen informiert, kann es zu Inkonsistenzen kommen. </text:p>
      <text:p text:style-name="P4"/>
      <text:h text:style-name="Heading_20_3" text:outline-level="3">Memcached</text:h>
      <text:p text:style-name="P6"/>
      <text:p text:style-name="P26">Memcached stellt selbst keine Persistenz zur Verfügung. Wenn ein oder mehrere Server geplant oder ungeplant ausfallen, dann <text:span text:style-name="T34">sind </text:span>die Daten, die aktuell im RAM waren <text:span text:style-name="T41">verloren. Die Daten lassen sich auch nicht von anderen Server holen, da immer nur ein Server die speziellen Daten speichert und wie oben erwähnt auch keine Kommunikation zwischen den einzelnen Memcached-Diensten existiert.</text:span></text:p>
      <text:p text:style-name="P6"/>
      <text:h text:style-name="Heading_20_3" text:outline-level="3">Redis</text:h>
      <text:p text:style-name="P6"/>
      <text:p text:style-name="P27"><text:span text:style-name="T35">Redis kann mit Persistenz oder ohne betrieben werden. Wenn man Redis ohne Persistenz betreibt, hat man ein besseres Memcached-System „</text:span>If you wish, you can disable persistence at all, if you want your data to just exist as long as the server is running.“.<text:span text:style-name="T35"> Standardmäßig wird Redis immer mit Persistenz betrieben. Redis bietet dabei zwei Persistenzmethoden an, welche auch zusammen benutzt werden können. Diese beiden Methoden sind RDB und AOF „</text:span>It is possible to combine both AOF and RDB in the same instance. Notice that, in this case, when Redis restarts the AOF file will be used to reconstruct the original dataset since it is guaranteed to be the most complete.“<text:span text:style-name="T35">. Bei RDB werden die Daten aus dem RAM in regelmäßigen Abständen auf die Festplatte geschrieben „The RDB persistence performs point-in-time snapshots of your dataset at specified intervals.“. Im Gegenzug wird bei AOF jede Änderung in einer Datei angehängt und ein separater Thread liest die Datei ein und schreibt die Änderungen auf die Festplatte „The AOF persistence logs every write operation received by the server, that will be played again at server startup, reconstructing the original dataset. Commands are logged using the same format as the Redis protocol itself, in an append-only fashion.“.</text:span></text:p>
      <text:p text:style-name="P6"/>
      <text:h text:style-name="Heading_20_3" text:outline-level="3">Voldemort</text:h>
      <text:p text:style-name="P4"/>
      <text:p text:style-name="P28"><text:span text:style-name="T36">Voldemort kann nur mit Persistenz betrieben werden. Während bei Redis die Daten in eine Datei geschrieben werden, verfügt Voldemort über eine Persistenz-Sicht, die sich mit unterschiedlichen Speicher-Modellen betreiben lässt. Standardmäßig speichert Voldemort seine Daten in eine Berkley Datenbank. Alternative lässt sich die BerkleyDB auch durch MySql/MariaDB ersetzen. Voldemort stellt eine eigene Persistenz-Implementierung bereit. Alternativ lässt sich auch eine eigene Persistenz-Schicht implementieren. Zum Testen kann Voldemort alle Daten im RAM speichern. „</text:span>We support a simple api for persistence and use BDB Java edition as the default. Other storage engines supported are MySQL, <text:soft-page-break/>in-memory storage ( used for unit testing ) and our own custom read-only storage engine ( generated offline as a batch process in Hadoop ). To add a new persistence implementation you need to implements put, get, and delete, plus provide an iterator over the values in the local store.“. <text:span text:style-name="T47">Bei einem Ausfall eines Servers werden zuerst die Daten aus der Persistenz geladen. Danach werden die aktuellsten Daten von den benachbarten Server kopie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1" style:display-name="Titel1~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31T00:53:33.731963111</dc:date>
    <meta:editing-duration>P2DT4H42M58S</meta:editing-duration>
    <meta:editing-cycles>333</meta:editing-cycles>
    <meta:document-statistic meta:table-count="0" meta:image-count="0" meta:object-count="0" meta:page-count="7" meta:paragraph-count="44" meta:word-count="2896" meta:character-count="20520" meta:non-whitespace-character-count="17664"/>
  </office:meta>
</office:document-meta>
</file>